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C1B00000753A37203CD.png" manifest:media-type="image/png"/>
  <manifest:file-entry manifest:full-path="Pictures/1000020100000C1B0000075310710257.png" manifest:media-type="image/png"/>
  <manifest:file-entry manifest:full-path="Pictures/1000020100000C1B00000753D1B597CE.png" manifest:media-type="image/png"/>
  <manifest:file-entry manifest:full-path="Pictures/1000020100000C1B000007535D83A5CC.png" manifest:media-type="image/png"/>
  <manifest:file-entry manifest:full-path="Pictures/1000020100000C1B00000753F052BEC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494cm, 5.639cm, 24.79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8.575cm" svg:height="5.187cm" svg:x="2.711cm" svg:y="9.89cm">
            <draw:image xlink:href="Pictures/1000020100000C1B00000753F052BEC7.png" xlink:type="simple" xlink:show="embed" xlink:actuate="onLoad">
              <text:p/>
            </draw:image>
          </draw:frame>
          <draw:frame draw:style-name="gr1" draw:text-style-name="P1" draw:layer="layout" svg:width="8.575cm" svg:height="5.187cm" svg:x="11.206cm" svg:y="9.911cm">
            <draw:image xlink:href="Pictures/1000020100000C1B000007535D83A5CC.png" xlink:type="simple" xlink:show="embed" xlink:actuate="onLoad">
              <text:p/>
            </draw:image>
          </draw:frame>
          <draw:frame draw:style-name="gr1" draw:text-style-name="P1" draw:layer="layout" svg:width="8.575cm" svg:height="5.187cm" svg:x="2.728cm" svg:y="15.371cm">
            <draw:image xlink:href="Pictures/1000020100000C1B00000753D1B597CE.png" xlink:type="simple" xlink:show="embed" xlink:actuate="onLoad">
              <text:p/>
            </draw:image>
          </draw:frame>
          <draw:frame draw:style-name="gr2" draw:text-style-name="P1" draw:layer="layout" svg:width="3.035cm" svg:height="4.457cm" svg:x="19.996cm" svg:y="12.954cm">
            <draw:image xlink:href="Pictures/1000020100000C1B0000075310710257.png" xlink:type="simple" xlink:show="embed" xlink:actuate="onLoad">
              <text:p/>
            </draw:image>
          </draw:frame>
          <draw:frame draw:style-name="gr1" draw:text-style-name="P1" draw:layer="layout" svg:width="8.575cm" svg:height="5.187cm" svg:x="11.19cm" svg:y="15.359cm">
            <draw:image xlink:href="Pictures/1000020100000C1B00000753A37203CD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2.07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1-28T12:58:44.155138000</dc:date>
    <dc:creator>Ben Haley</dc:creator>
    <meta:editing-duration>P2DT1H45M9S</meta:editing-duration>
    <meta:editing-cycles>2</meta:editing-cycles>
    <meta:generator>LibreOffice/4.3.5.2$MacOSX_X86_64 LibreOffice_project/3a87456aaa6a95c63eea1c1b3201acedf0751bd5</meta:generator>
    <meta:document-statistic meta:object-count="6"/>
  </office:meta>
</office:document-meta>
</file>